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5 2 0 0 0 0 0 1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inion Pro" svg:font-family="Minion Pro" style:font-family-generic="roman" style:font-pitch="variable" svg:panose-1="2 4 5 3 5 2 1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2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4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5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6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7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8" style:parent-style-name="Textbody" style:family="paragraph">
      <style:paragraph-properties fo:text-align="start" fo:line-height="100%"/>
    </style:style>
    <style:style style:name="T9" style:parent-style-name="DefaultParagraphFont" style:family="text">
      <style:text-properties style:font-name="Minion Pro" fo:font-style="italic" style:font-style-asian="italic" style:font-style-complex="italic" fo:font-size="10pt" style:font-size-asian="10pt" style:font-size-complex="10pt" fo:language="en" fo:country="AU"/>
    </style:style>
    <style:style style:name="T10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P11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2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13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4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5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6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17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8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9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0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1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2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23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4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5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6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7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8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9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0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1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2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3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4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35" style:parent-style-name="Textbody" style:family="paragraph">
      <style:paragraph-properties fo:text-align="start" fo:line-height="100%"/>
    </style:style>
    <style:style style:name="T36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37" style:parent-style-name="DefaultParagraphFont" style:family="text">
      <style:text-properties style:font-name="Minion Pro" fo:font-style="italic" style:font-style-asian="italic" fo:font-size="10pt" style:font-size-asian="10pt" style:font-size-complex="10pt" fo:language="en" fo:country="AU"/>
    </style:style>
    <style:style style:name="T38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39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P40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41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42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43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44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45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46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47" style:parent-style-name="Textbody" style:family="paragraph">
      <style:paragraph-properties fo:text-align="start" fo:line-height="100%"/>
    </style:style>
    <style:style style:name="T48" style:parent-style-name="DefaultParagraphFont" style:family="text">
      <style:text-properties style:font-name="Minion Pro" fo:font-weight="bold" style:font-weight-asian="bold" fo:font-size="10pt" style:font-size-asian="10pt" style:font-size-complex="10pt" fo:language="en" fo:country="AU"/>
    </style:style>
    <style:style style:name="T49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P50" style:parent-style-name="Textbody" style:family="paragraph">
      <style:paragraph-properties fo:text-align="start" fo:line-height="100%"/>
    </style:style>
    <style:style style:name="T51" style:parent-style-name="DefaultParagraphFont" style:family="text">
      <style:text-properties style:font-name="Minion Pro" fo:font-weight="bold" style:font-weight-asian="bold" fo:font-size="10pt" style:font-size-asian="10pt" style:font-size-complex="10pt" fo:language="en" fo:country="AU"/>
    </style:style>
    <style:style style:name="T52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53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54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ableColumn56" style:family="table-column">
      <style:table-column-properties style:column-width="0.6097in"/>
    </style:style>
    <style:style style:name="TableColumn57" style:family="table-column">
      <style:table-column-properties style:column-width="0.609in"/>
    </style:style>
    <style:style style:name="TableColumn58" style:family="table-column">
      <style:table-column-properties style:column-width="0.6402in"/>
    </style:style>
    <style:style style:name="TableColumn59" style:family="table-column">
      <style:table-column-properties style:column-width="0.6354in"/>
    </style:style>
    <style:style style:name="TableColumn60" style:family="table-column">
      <style:table-column-properties style:column-width="0.6611in"/>
    </style:style>
    <style:style style:name="TableColumn61" style:family="table-column">
      <style:table-column-properties style:column-width="0.7284in"/>
    </style:style>
    <style:style style:name="TableColumn62" style:family="table-column">
      <style:table-column-properties style:column-width="0.7284in"/>
    </style:style>
    <style:style style:name="TableColumn63" style:family="table-column">
      <style:table-column-properties style:column-width="0.7284in"/>
    </style:style>
    <style:style style:name="TableColumn64" style:family="table-column">
      <style:table-column-properties style:column-width="0.677in"/>
    </style:style>
    <style:style style:name="TableColumn65" style:family="table-column">
      <style:table-column-properties style:column-width="0.668in"/>
    </style:style>
    <style:style style:name="Table55" style:family="table">
      <style:table-properties style:width="6.6861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text-align="start" fo:line-height="100%"/>
    </style:style>
    <style:style style:name="T79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80" style:parent-style-name="DefaultParagraphFont" style:family="text">
      <style:text-properties style:font-name="Minion Pro" fo:font-weight="bold" style:font-weight-asian="bold" fo:font-style="italic" style:font-style-asian="italic" fo:font-size="8pt" style:font-size-asian="8pt" style:font-size-complex="8pt" fo:language="en" fo:country="AU"/>
    </style:style>
    <style:style style:name="T81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P82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text-align="start" fo:line-height="100%"/>
    </style:style>
    <style:style style:name="T85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86" style:parent-style-name="DefaultParagraphFont" style:family="text">
      <style:text-properties style:font-name="Minion Pro" fo:font-weight="bold" style:font-weight-asian="bold" fo:font-style="italic" style:font-style-asian="italic" fo:font-size="8pt" style:font-size-asian="8pt" style:font-size-complex="8pt" fo:language="en" fo:country="AU"/>
    </style:style>
    <style:style style:name="T87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P88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paragraph-properties fo:text-align="start" fo:line-height="100%"/>
    </style:style>
    <style:style style:name="T91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92" style:parent-style-name="DefaultParagraphFont" style:family="text">
      <style:text-properties style:font-name="Minion Pro" fo:font-weight="bold" style:font-weight-asian="bold" fo:font-style="italic" style:font-style-asian="italic" fo:font-size="8pt" style:font-size-asian="8pt" style:font-size-complex="8pt" fo:language="en" fo:country="AU"/>
    </style:style>
    <style:style style:name="T93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P94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text-align="start" fo:line-height="100%"/>
    </style:style>
    <style:style style:name="T97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98" style:parent-style-name="DefaultParagraphFont" style:family="text">
      <style:text-properties style:font-name="Minion Pro" fo:font-weight="bold" style:font-weight-asian="bold" fo:font-style="italic" style:font-style-asian="italic" fo:font-size="8pt" style:font-size-asian="8pt" style:font-size-complex="8pt" fo:language="en" fo:country="AU"/>
    </style:style>
    <style:style style:name="T99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100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101" style:parent-style-name="DefaultParagraphFont" style:family="text"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extbody" style:family="paragraph">
      <style:paragraph-properties fo:text-align="start" fo:line-height="100%"/>
      <style:text-properties style:font-name="Minion Pro" fo:font-weight="bold" style:font-weight-asian="bold" fo:font-size="8pt" style:font-size-asian="8pt" style:font-size-complex="8pt" fo:language="en" fo:country="AU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extbody" style:family="paragraph">
      <style:paragraph-properties fo:text-align="start" fo:line-height="100%"/>
      <style:text-properties style:font-name="Minion Pro" fo:font-size="8pt" style:font-size-asian="8pt" style:font-size-complex="8pt" fo:language="en" fo:country="AU"/>
    </style:style>
    <style:style style:name="P188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189" style:parent-style-name="Textbody" style:family="paragraph">
      <style:paragraph-properties fo:text-align="start" fo:line-height="100%"/>
    </style:style>
    <style:style style:name="T190" style:parent-style-name="DefaultParagraphFont" style:family="text">
      <style:text-properties style:font-name="Minion Pro" fo:font-weight="bold" style:font-weight-asian="bold" fo:font-size="10pt" style:font-size-asian="10pt" style:font-size-complex="10pt" fo:language="en" fo:country="AU"/>
    </style:style>
    <style:style style:name="T191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P192" style:parent-style-name="Textbody" style:family="paragraph">
      <style:paragraph-properties fo:text-align="start" fo:line-height="100%"/>
    </style:style>
    <style:style style:name="T193" style:parent-style-name="DefaultParagraphFont" style:family="text">
      <style:text-properties style:font-name="Minion Pro" fo:font-weight="bold" style:font-weight-asian="bold" fo:font-size="10pt" style:font-size-asian="10pt" style:font-size-complex="10pt" fo:language="en" fo:country="AU"/>
    </style:style>
    <style:style style:name="T194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P195" style:parent-style-name="Textbody" style:family="paragraph">
      <style:paragraph-properties fo:text-align="start" fo:line-height="100%"/>
    </style:style>
    <style:style style:name="T196" style:parent-style-name="DefaultParagraphFont" style:family="text">
      <style:text-properties style:font-name="Minion Pro" fo:font-weight="bold" style:font-weight-asian="bold" fo:font-size="10pt" style:font-size-asian="10pt" style:font-size-complex="10pt" fo:language="en" fo:country="AU"/>
    </style:style>
    <style:style style:name="T197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198" style:parent-style-name="DefaultParagraphFont" style:family="text">
      <style:text-properties style:font-name="Minion Pro" fo:font-style="italic" style:font-style-asian="italic" fo:font-size="10pt" style:font-size-asian="10pt" style:font-size-complex="10pt" fo:language="en" fo:country="AU"/>
    </style:style>
    <style:style style:name="T199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200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T201" style:parent-style-name="DefaultParagraphFont" style:family="text">
      <style:text-properties style:font-name="Minion Pro" fo:font-size="10pt" style:font-size-asian="10pt" style:font-size-complex="10pt" fo:language="en" fo:country="AU"/>
    </style:style>
    <style:style style:name="P202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03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204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05" style:parent-style-name="Textbody" style:family="paragraph">
      <style:paragraph-properties fo:text-align="start" fo:line-height="100%"/>
      <style:text-properties style:font-name="Minion Pro" fo:font-weight="bold" style:font-weight-asian="bold" fo:font-size="10pt" style:font-size-asian="10pt" style:font-size-complex="10pt" fo:language="en" fo:country="AU"/>
    </style:style>
    <style:style style:name="P206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07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08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09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10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  <style:style style:name="P211" style:parent-style-name="Textbody" style:family="paragraph">
      <style:paragraph-properties fo:text-align="start" fo:line-height="100%"/>
      <style:text-properties style:font-name="Minion Pro" fo:font-size="10pt" style:font-size-asian="10pt" style:font-size-complex="10pt" fo:language="en" fo:country="AU"/>
    </style:style>
  </office:automatic-styles>
  <office:body>
    <office:text text:use-soft-page-breaks="true">
      <text:h text:style-name="P1" text:outline-level="1">Quality<text:s/>assurance of the South African Coastal Temperature Network data</text:h>
      <text:p text:style-name="P2"/>
      <text:h text:style-name="P3" text:outline-level="1">Current state of knowledge</text:h>
      <text:list text:style-name="LFO3" text:continue-numbering="true">
        <text:list-item>
          <text:p text:style-name="P4">Good global coverage of open ocean both spatially and temporally</text:p>
        </text:list-item>
        <text:list-item>
          <text:p text:style-name="P5">SST data do<text:s/>not necessarily represent the nearshore temperature domain, this is due to localized processes</text:p>
        </text:list-item>
        <text:list-item>
          <text:p text:style-name="P6">Why is the nearshore important?<text:s/>Human interaction and ecosystem<text:s/>services, nursery for important commercial species, kelp systems</text:p>
        </text:list-item>
        <text:list-item>
          <text:p text:style-name="P7">What is currently being done to<text:s/>collect data in the nearshore, highlight the effort to address the paucity of data</text:p>
        </text:list-item>
        <text:list-item>
          <text:p text:style-name="P8"><text:span text:style-name="T9">in situ</text:span><text:span text:style-name="T10"><text:s/>coastal data records and the SACTN (table of data available)</text:span></text:p>
        </text:list-item>
      </text:list>
      <text:p text:style-name="P11"/>
      <text:h text:style-name="P12" text:outline-level="1">Problem statement</text:h>
      <text:list text:style-name="LFO4" text:continue-numbering="true">
        <text:list-item>
          <text:p text:style-name="P13">Nearshore processes more complex than shelf and beyond the optical resolution of satellite temperature sensors (e.g.<text:s/>RoboKelp data, unpublished)</text:p>
        </text:list-item>
        <text:list-item>
          <text:p text:style-name="P14">Difficult to collect nearshore data, multiple methods and institutions</text:p>
        </text:list-item>
      </text:list>
      <text:p text:style-name="P15"/>
      <text:h text:style-name="P16" text:outline-level="1">Aims and Objectives</text:h>
      <text:list text:style-name="LFO5" text:continue-numbering="true">
        <text:list-item>
          <text:p text:style-name="P17">QC &amp; QA of the SACTN data series</text:p>
          <text:list text:continue-numbering="true">
            <text:list-item>
              <text:p text:style-name="P18">QC series analysis<text:s/>w.r.t.<text:s/>outliers, spikes and break points<text:s/>(incl. yearly change by monthly mean and SD; change point<text:s/>w.r.t.<text:s/>populations changes either side<text:s/>of the breakpoints; also,<text:s/>w.r.t.<text:s/>measurement resolution)</text:p>
            </text:list-item>
            <text:list-item>
              <text:p text:style-name="P19">QA comparison with SST products (AVHRR<text:s/>[4km], MUR<text:s/>[1km], MWIR<text:s/>[20 or 25km], CMC L4<text:s/>[25km], OISST<text:s/>[25km]): seasonal (JFM/JAS) plotted<text:s/>w.r.t.<text:s/>raster SST field, shown as raw temps and differences; discuss the effect that data type and resolution has on the match-ups; discuss climatologies that emerge from the QA assessments</text:p>
            </text:list-item>
          </text:list>
        </text:list-item>
        <text:list-item>
          <text:p text:style-name="P20">Description and contextualization with offshore patterns and trends, the latter done using time series that are long enough (&gt;= 30yr)</text:p>
        </text:list-item>
      </text:list>
      <text:p text:style-name="P21"/>
      <text:h text:style-name="P22" text:outline-level="1">Methods</text:h>
      <text:list text:style-name="LFO6" text:continue-numbering="true">
        <text:list-item>
          <text:p text:style-name="P23">SACTN data collection/description<text:s/>(origin, purpose, sites, data types, duration, etc; see supplement for list of relevant meta-data)</text:p>
        </text:list-item>
        <text:list-item>
          <text:p text:style-name="P24">Data flagging spikes and outliers</text:p>
          <text:list text:continue-numbering="true">
            <text:list-item>
              <text:p text:style-name="P25">Less than 1% flagged with 3<text:s/>×<text:s/>SD: relates to probability of the data belonging to the same population</text:p>
            </text:list-item>
            <text:list-item>
              <text:p text:style-name="P26">Spikes: relate to short term influences of instrumental/user behaviour on data quality</text:p>
            </text:list-item>
            <text:list-item>
              <text:p text:style-name="P27">Decimal places: possibly relating to change in users, visibility of thermometer scale (e.g.<text:s/>change of thermometer), etc.</text:p>
            </text:list-item>
          </text:list>
        </text:list-item>
        <text:list-item>
          <text:p text:style-name="P28"><text:s/>Data flagging breakpoints</text:p>
          <text:list text:continue-numbering="true">
            <text:list-item>
              <text:p text:style-name="P29">Data-pre-processing<text:s/>– Interpolate missing values (untested over contiguous NA regions, table of interpolated proportions) (Rob S… quantify the effect of interpolating different amounts of missing data)</text:p>
            </text:list-item>
            <text:list-item>
              <text:p text:style-name="P30">Data screening<text:s/>–<text:s/>Based on 1, above, select sufficiently long periods with &lt;1-year contiguous missing data</text:p>
            </text:list-item>
            <text:list-item>
              <text:p text:style-name="P31">Data-pre-processing<text:s/>– K-means clustering on normalized mean, min, max and<text:s/>SD<text:s/>(6 clusters), (figure, assurance by overlaying on clustered SST band): to define a population from which to determine the population parameters in order to detect when a deviation from the expected population norm results in a breakpoint</text:p>
            </text:list-item>
            <text:list-item>
              <text:p text:style-name="P32">Population distribution parameters for each cluster’s year-on-year month change: the extract the distribution of means and SDs from the above (3) populations to use for breakpoint detection</text:p>
            </text:list-item>
            <text:list-item>
              <text:p text:style-name="P33">Probability of year-on-year month change being<text:s/>from the population distribution (strictly speaking should by a leave-one-out approach): see point 4 immediately above</text:p>
            </text:list-item>
            <text:list-item>
              <text:p text:style-name="P34">Comparison of the before/after distributions mean and<text:s/>SD<text:s/>for shift in series: see if at the breakpoints the change results in a permanent shift in the measured mean and SD (ie when does it become a ‘regime shift’?) Is the shift present in a season only, or is it an ‘across-the-board’ change that sets in?</text:p>
            </text:list-item>
          </text:list>
        </text:list-item>
        <text:list-item>
          <text:p text:style-name="P35"><text:span text:style-name="T36">Monthly climatologies of<text:s/></text:span><text:span text:style-name="T37">in situ</text:span><text:span text:style-name="T38"><text:s/>vs SST</text:span><text:span text:style-name="T39"><text:s/>(with and without the flagged data?)</text:span></text:p>
          <text:list text:continue-numbering="true">
            <text:list-item>
              <text:p text:style-name="P40">Description of SST data</text:p>
            </text:list-item>
            <text:list-item>
              <text:p text:style-name="P41">Calculation of climatologies</text:p>
            </text:list-item>
          </text:list>
        </text:list-item>
        <text:list-item>
          <text:p text:style-name="P42">Calculation of trends where possible (GLM + AR1)</text:p>
        </text:list-item>
        <text:list-item>
          <text:p text:style-name="P43">Mention the<text:s/>data file<text:s/>produced that took into account all of the above QF/QA flags</text:p>
        </text:list-item>
      </text:list>
      <text:p text:style-name="P44"/>
      <text:h text:style-name="P45" text:outline-level="1">Results</text:h>
      <text:h text:style-name="P46" text:outline-level="1">Suppl.: SACTN meta-data</text:h>
      <text:p text:style-name="P47"><text:span text:style-name="T48">Figure 1:</text:span><text:span text:style-name="T49"><text:s/>Figure of the SACTN sites arranged into the clusters defined to represent populations statistics of the mean and SD.</text:span></text:p>
      <text:p text:style-name="P50"><text:span text:style-name="T51">Table 1:</text:span><text:span text:style-name="T52"><text:s/>Summary of the<text:s/></text:span><text:span text:style-name="T53">quality assurance and control flags</text:span><text:span text:style-name="T54"><text:s/>present in the SACTN data.</text:span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No. TS</text:p>
          </table:table-cell>
          <table:table-cell table:style-name="TableCell71">
            <text:p text:style-name="P72">% NA</text:p>
          </table:table-cell>
          <table:table-cell table:style-name="TableCell73">
            <text:p text:style-name="P74">% 3 x SD</text:p>
          </table:table-cell>
          <table:table-cell table:style-name="TableCell75">
            <text:p text:style-name="P76">% Spike</text:p>
          </table:table-cell>
          <table:table-cell table:style-name="TableCell77">
            <text:p text:style-name="P78"><text:span text:style-name="T79">Mean<text:s/></text:span><text:span text:style-name="T80">n</text:span><text:span text:style-name="T81"><text:s/>breakpoints</text:span></text:p>
            <text:p text:style-name="P82">(mean)</text:p>
          </table:table-cell>
          <table:table-cell table:style-name="TableCell83">
            <text:p text:style-name="P84"><text:span text:style-name="T85">Mean<text:s/></text:span><text:span text:style-name="T86">n</text:span><text:span text:style-name="T87"><text:s/>breakpoints</text:span></text:p>
            <text:p text:style-name="P88">(SD)</text:p>
          </table:table-cell>
          <table:table-cell table:style-name="TableCell89">
            <text:p text:style-name="P90"><text:span text:style-name="T91">Mean<text:s/></text:span><text:span text:style-name="T92">n</text:span><text:span text:style-name="T93"><text:s/>breakpoints</text:span></text:p>
            <text:p text:style-name="P94">(precision)</text:p>
          </table:table-cell>
          <table:table-cell table:style-name="TableCell95">
            <text:p text:style-name="P96"><text:span text:style-name="T97">Mean<text:s/></text:span><text:span text:style-name="T98">n</text:span><text:span text:style-name="T99"><text:s/>r</text:span><text:span text:style-name="T100">eg</text:span><text:span text:style-name="T101">ime shifts</text:span></text:p>
          </table:table-cell>
          <table:table-cell table:style-name="TableCell102">
            <text:p text:style-name="P103">Mean of maximum length of contiguous NAs in TS</text:p>
          </table:table-cell>
        </table:table-row>
        <table:table-row table:style-name="TableRow104">
          <table:table-cell table:style-name="TableCell105">
            <text:p text:style-name="P106">≥30 yr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20-29 yr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10-19 yr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&lt;10 yr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</table:table>
      <text:p text:style-name="P188">[Distribute data as R package; incl. script to produce a summary of above descriptive stats re QF per each of the included time series]</text:p>
      <text:p text:style-name="P189"><text:span text:style-name="T190">Figure 2:</text:span><text:span text:style-name="T191"><text:s/>Panelled figures showing visual examples of the presence of the above QF &amp; QA flags detected in portions of time series.</text:span></text:p>
      <text:p text:style-name="P192"><text:span text:style-name="T193">Figure 3:</text:span><text:span text:style-name="T194"><text:s/>Example of interpolated portion of a time series where NA have been replaced according to the method outlined in the paper.</text:span></text:p>
      <text:p text:style-name="P195"><text:span text:style-name="T196">Figure 4:</text:span><text:span text:style-name="T197"><text:s/>Comparison of<text:s/></text:span><text:span text:style-name="T198">in situ</text:span><text:span text:style-name="T199"><text:s/>(absolute and diff.)<text:s/></text:span><text:span text:style-name="T200">w.r.t.</text:span><text:span text:style-name="T201"><text:s/>5 gridded SST products, summer and winter (2 columns and 5 rows).</text:span></text:p>
      <text:p text:style-name="P202"/>
      <text:h text:style-name="P203" text:outline-level="1">Discussion</text:h>
      <text:p text:style-name="P204"/>
      <text:h text:style-name="P205" text:outline-level="1">Conclusion</text:h>
      <text:p text:style-name="P206"/>
      <text:h text:style-name="P207" text:outline-level="1">Future Quality Control and Validation</text:h>
      <text:p text:style-name="P208"/>
      <text:h text:style-name="P209" text:outline-level="1">Figures</text:h>
      <text:list text:style-name="LFO7" text:continue-numbering="true">
        <text:list-item>
          <text:p text:style-name="P210"/>
        </text:list-item>
      </text:list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5 2 0 0 0 0 0 1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inion Pro" svg:font-family="Minion Pro" style:font-family-generic="roman" style:font-pitch="variable" svg:panose-1="2 4 5 3 5 2 1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.1652in" fo:margin-bottom="0.1576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Heading2" style:display-name="Heading 2" style:family="paragraph" style:parent-style-name="Standard" style:next-style-name="Textbody" style:auto-update="true" style:default-outline-level="2">
      <style:paragraph-properties fo:text-align="start" fo:margin-top="0.1388in" fo:margin-bottom="0.0833in"/>
      <style:text-properties fo:font-weight="bold" style:font-weight-asian="bold" style:font-weight-complex="bold" fo:font-size="12pt" style:font-size-asian="12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align="justify" fo:margin-top="0.0784in"/>
      <style:text-properties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Quotations" style:display-name="Quotations" style:family="paragraph" style:parent-style-name="Standard">
      <style:paragraph-properties fo:margin-top="0in"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FormatvorlageZeilenabstand15Zeilen" style:display-name="Formatvorlage Zeilenabstand:  15 Zeilen" style:family="paragraph" style:parent-style-name="Standard">
      <style:paragraph-properties fo:margin-top="0in" fo:margin-bottom="0.1666in" fo:line-height="150%"/>
      <style:text-properties fo:font-size="12pt" style:font-size-asian="12pt" style:font-size-complex="10pt" fo:hyphenate="false"/>
    </style:style>
    <style:style style:name="VerticalUp" style:display-name="Vertical Up" style:family="paragraph" style:parent-style-name="TableContents">
      <style:paragraph-properties fo:text-align="center"/>
      <style:text-properties fo:font-weight="bold" style:font-weight-asian="bold" style:font-weight-complex="bold" fo:font-size="8pt" style:font-size-asian="8pt" style:font-size-complex="8pt" style:text-rotation-angle="90" style:text-rotation-scale="line-heigh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y Notes</dc:title>
    <meta:initial-creator>Robert Williamson</meta:initial-creator>
    <dc:creator>AJ Smit</dc:creator>
    <meta:creation-date>2018-06-26T13:28:00Z</meta:creation-date>
    <dc:date>2018-06-28T15:19:00Z</dc:date>
    <meta:template xlink:href="my%20Notes1.ott" xlink:type="simple"/>
    <meta:editing-cycles>15</meta:editing-cycles>
    <meta:editing-duration>PT28800S</meta:editing-duration>
    <meta:document-statistic meta:page-count="3" meta:paragraph-count="9" meta:word-count="702" meta:character-count="4696" meta:row-count="33" meta:non-whitespace-character-count="4003"/>
  </office:meta>
</office:document-meta>
</file>